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31283333333333cm"/>
    </style:style>
    <style:style style:name="co2" style:family="table-column">
      <style:table-column-properties fo:break-before="auto" style:column-width="8.741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ransfusion Status Code</text:p>
          </table:table-cell>
          <table:table-cell office:value-type="string" table:style-name="ce2">
            <text:p>Transfusion Status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Return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Unus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Wast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Transfus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Transfused with Adverse Reaction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4T13:08:59Z</meta:creation-date>
    <dc:date>2020-04-29T12:06:39Z</dc:date>
    <meta:user-defined meta:name="WorkbookGuid">9616c914-38e0-4cd3-aa0d-9fcfa4c2be8b</meta:user-defined>
    <meta:user-defined meta:name="ConnectionInfosStorage">WorkbookXmlParts</meta:user-defined>
  </office:meta>
</office:document-meta>
</file>